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25.7cm" fo:break-before="auto" fo:break-after="auto" table:align="margins" fo:keep-with-next="auto" style:may-break-between-rows="true" style:writing-mode="lr-tb" table:border-model="collapsing"/>
    </style:style>
    <style:style style:name="Tabla4.A" style:family="table-column">
      <style:table-column-properties style:column-width="8.186cm" style:rel-column-width="20877*"/>
    </style:style>
    <style:style style:name="Tabla4.B" style:family="table-column">
      <style:table-column-properties style:column-width="5.837cm" style:rel-column-width="14885*"/>
    </style:style>
    <style:style style:name="Tabla4.D" style:family="table-column">
      <style:table-column-properties style:column-width="5.838cm" style:rel-column-width="1488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.B1" style:family="table-cell">
      <style:table-cell-properties fo:background-color="#67360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#673604" fo:padding="0.097cm" fo:border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5.644cm" fo:break-before="auto" fo:break-after="auto" table:align="margins" fo:keep-with-next="auto" style:may-break-between-rows="true" style:writing-mode="lr-tb" table:border-model="collapsing"/>
    </style:style>
    <style:style style:name="Tabla1.A" style:family="table-column">
      <style:table-column-properties style:column-width="5.64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673604" fo:padding="0.097cm" fo:border="0.5pt solid #000000" style:writing-mode="page">
        <style:background-image/>
      </style:table-cell-properties>
    </style:style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CabeceraTablaPequeña">
      <style:text-properties fo:language="en" fo:country="GB" officeooo:rsid="02fc45f8" officeooo:paragraph-rsid="02fc45f8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Enumearación">
      <style:text-properties fo:language="en" fo:country="GB" officeooo:paragraph-rsid="02ef625b"/>
    </style:style>
    <style:style style:name="P6" style:family="paragraph" style:parent-style-name="Titulo2">
      <style:text-properties fo:language="en" fo:country="GB" officeooo:rsid="02f7f9b1" officeooo:paragraph-rsid="02f7f9b1"/>
    </style:style>
    <style:style style:name="P7" style:family="paragraph" style:parent-style-name="Titulo2">
      <style:text-properties fo:language="en" fo:country="GB" officeooo:rsid="02f7f9b1" officeooo:paragraph-rsid="02fc45f8"/>
    </style:style>
    <style:style style:name="P8" style:family="paragraph" style:parent-style-name="Enumeración_20_pequeña">
      <style:text-properties fo:language="en" fo:country="GB" officeooo:paragraph-rsid="02ef625b"/>
    </style:style>
    <style:style style:name="P9" style:family="paragraph" style:parent-style-name="Standard">
      <style:text-properties officeooo:paragraph-rsid="02fc45f8"/>
    </style:style>
    <style:style style:name="P10" style:family="paragraph" style:parent-style-name="CabeceraTabla">
      <style:text-properties fo:language="en" fo:country="GB" officeooo:paragraph-rsid="02ef625b"/>
    </style:style>
    <style:style style:name="P11" style:family="paragraph" style:parent-style-name="Resumen">
      <style:text-properties officeooo:rsid="02f95b17" officeooo:paragraph-rsid="02f95b17"/>
    </style:style>
    <style:style style:name="P12" style:family="paragraph" style:parent-style-name="Enumeración_20_pequeña" style:list-style-name="L2">
      <style:text-properties fo:language="en" fo:country="GB"/>
    </style:style>
    <style:style style:name="P13" style:family="paragraph" style:parent-style-name="Enumeración_20_resaltada" style:list-style-name="L2"/>
    <style:style style:name="P14" style:family="paragraph" style:parent-style-name="Enumeración_20_Contraste">
      <style:text-properties officeooo:rsid="02f95b17" officeooo:paragraph-rsid="02f95b17"/>
    </style:style>
    <style:style style:name="P15" style:family="paragraph" style:parent-style-name="Sección">
      <style:text-properties fo:language="en" fo:country="GB" officeooo:rsid="02f74ed0" officeooo:paragraph-rsid="02f74ed0"/>
    </style:style>
    <style:style style:name="P16" style:family="paragraph" style:parent-style-name="Titulo1">
      <style:text-properties fo:language="en" fo:country="GB" officeooo:rsid="02412e0d" officeooo:paragraph-rsid="02412e0d"/>
    </style:style>
    <style:style style:name="P17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7f9b1" fo:hyphenate="false" fo:hyphenation-remain-char-count="2" fo:hyphenation-push-char-count="2"/>
    </style:style>
    <style:style style:name="P18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2f7f9b1" officeooo:paragraph-rsid="02fc45f8" fo:hyphenate="false" fo:hyphenation-remain-char-count="2" fo:hyphenation-push-char-count="2"/>
    </style:style>
    <style:style style:name="P19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20" style:family="paragraph" style:parent-style-name="Enumearación" style:list-style-name="L2">
      <style:text-properties fo:language="en" fo:country="GB" officeooo:rsid="02f95b17" officeooo:paragraph-rsid="02f95b17"/>
    </style:style>
    <style:style style:name="P21" style:family="paragraph" style:parent-style-name="Enumearación" style:list-style-name="L3">
      <style:text-properties officeooo:paragraph-rsid="02fb1303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2f74ed0"/>
    </style:style>
    <style:style style:name="T3" style:family="text">
      <style:text-properties fo:language="en" fo:country="GB"/>
    </style:style>
    <style:style style:name="T4" style:family="text">
      <style:text-properties officeooo:rsid="02f95b17"/>
    </style:style>
    <style:style style:name="T5" style:family="text">
      <style:text-properties officeooo:rsid="02fb1303"/>
    </style:style>
    <style:style style:name="T6" style:family="text">
      <style:text-properties officeooo:rsid="02fe2315"/>
    </style:style>
    <style:style style:name="T7" style:family="text">
      <style:text-properties style:use-window-font-color="true" style:font-name="Arial1" fo:font-size="20p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/>
      <text:h text:style-name="P15" text:outline-level="1">Section example</text:h>
      <text:list xml:id="list3690782423" text:style-name="L1">
        <text:list-item>
          <text:list>
            <text:list-header>
              <text:p text:style-name="P19"><text:line-break/></text:p>
            </text:list-header>
          </text:list>
        </text:list-item>
      </text:list>
      <text:h text:style-name="P17" text:outline-level="1">title 1 example</text:h>
      <text:p text:style-name="P6">Title 2 example</text:p>
      <text:list xml:id="list1711983950" text:style-name="L2">
        <text:list-item>
          <text:p text:style-name="P20"><text:span text:style-name="T7">Enumeration</text:span> example</text:p>
          <text:list>
            <text:list-item>
              <text:p text:style-name="P20"><draw:frame draw:style-name="fr2" draw:name="Marco1" text:anchor-type="paragraph" svg:x="14.891cm" svg:y="0.176cm" svg:width="9.962cm" draw:z-index="6"><draw:text-box fo:min-height="1.042cm"><text:p text:style-name="Codigo_20_Cuadro_20_Flotante">Code in a floating frame</text:p></draw:text-box></draw:frame>Enumeration example</text:p>
            </text:list-item>
          </text:list>
        </text:list-item>
        <text:list-item>
          <text:p text:style-name="P12"><text:span text:style-name="T4">Small </text:span>Enumeration example</text:p>
          <text:list>
            <text:list-item>
              <text:p text:style-name="P12"><text:span text:style-name="T4">Small </text:span>Enumeration example</text:p>
            </text:list-item>
          </text:list>
        </text:list-item>
        <text:list-item>
          <text:p text:style-name="P13">Highlighted enumeration</text:p>
        </text:list-item>
      </text:list>
      <text:list xml:id="list2363224349" text:style-name="WW8Num2">
        <text:list-item>
          <text:p text:style-name="P14">Enumeración con contraste</text:p>
        </text:list-item>
      </text:list>
      <text:p text:style-name="P11">Summary</text:p>
      <text:list xml:id="list2942866895" text:style-name="L3">
        <text:list-item>
          <text:p text:style-name="P21"><text:span text:style-name="T5">You can also </text:span><text:span text:style-name="Resaltado"><text:span text:style-name="T5">higlight</text:span></text:span><text:span text:style-name="T5"> one word with </text:span><text:span text:style-name="Resaltado_20_Pequeño"><text:span text:style-name="T5">character</text:span></text:span><text:span text:style-name="T5"> </text:span><text:span text:style-name="Sin_20_resaltar"><text:span text:style-name="T5">styles</text:span></text:span><text:span text:style-name="T5">.</text:span></text:p>
        </text:list-item>
      </text:list>
      <text:p text:style-name="Código">Code <text:span text:style-name="T6">snippet</text:span></text:p>
      <text:p text:style-name="Código"/>
      <text:p text:style-name="Código_20_Ejemplo_20_o_20_una_20_Línea">Code example</text:p>
      <text:h text:style-name="P18" text:outline-level="1">title 1 example</text:h>
      <text:p text:style-name="P7">Title 2 example</text:p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3">Small Table Header</text:p>
          </table:table-cell>
          <table:table-cell table:style-name="Tabla4.B1" office:value-type="string">
            <text:p text:style-name="P3">Small Table Header</text:p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ext:p text:style-name="P3"/>
                </table:table-cell>
              </table:table-row>
            </table:table>
            <text:p text:style-name="P9"/>
          </table:table-cell>
          <table:table-cell table:style-name="Tabla4.D1" office:value-type="string">
            <text:p text:style-name="P3">Small Table Header</text:p>
          </table:table-cell>
        </table:table-row>
        <table:table-row>
          <table:table-cell table:style-name="Tabla4.D1" office:value-type="string">
            <text:p text:style-name="CabeceraTabla">Table Header</text:p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2f74ed0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5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&lt;Here add the title&gt;</text:span><text:line-break/><text:tab/><text:span text:style-name="MT2">Stiudent: &lt;Here add yout name and group&gt;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2"><draw:text-box><text:p text:style-name="Footer"><text:span text:style-name="Page_20_Number"><text:span text:style-name="MT3"><text:page-number text:select-page="current">3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25</meta:editing-cycles>
    <meta:editing-duration>P1DT10H24M14S</meta:editing-duration>
    <meta:generator>LibreOffice/6.1.4.2$Windows_X86_64 LibreOffice_project/9d0f32d1f0b509096fd65e0d4bec26ddd1938fd3</meta:generator>
    <dc:date>2019-01-16T20:23:32.631000000</dc:date>
    <meta:document-statistic meta:table-count="2" meta:image-count="1" meta:object-count="0" meta:page-count="3" meta:paragraph-count="23" meta:word-count="82" meta:character-count="476" meta:non-whitespace-character-count="421"/>
  </office:meta>
</office:document-meta>
</file>